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DejaVuSans" svg:font-family="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.5pt" style:font-size-asian="13.5pt" style:font-size-complex="13.5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6pt" fo:font-weight="bold" style:font-name-asian="DejaVuSans" style:font-size-asian="16pt" style:font-weight-asian="bold" style:font-name-complex="DejaVuSans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.071cm" fo:line-height="100%" fo:text-align="justify" style:justify-single-word="false"/>
    </style:style>
    <style:style style:name="P5" style:family="paragraph" style:parent-style-name="Standard" style:list-style-name="L1">
      <style:paragraph-properties fo:margin-top="0cm" fo:margin-bottom="0.071cm" fo:line-height="100%" fo:text-align="justify" style:justify-single-word="false"/>
    </style:style>
    <style:style style:name="P6" style:family="paragraph" style:parent-style-name="Standard" style:list-style-name="L1">
      <style:paragraph-properties fo:margin-top="0cm" fo:margin-bottom="0.071cm" fo:line-height="10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margin-top="0cm" fo:margin-bottom="0cm" fo:line-height="10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margin-top="0cm" fo:margin-bottom="0cm" fo:line-height="100%" fo:text-align="justify" style:justify-single-word="false"/>
    </style:style>
    <style:style style:name="P9" style:family="paragraph" style:parent-style-name="Standard" style:list-style-name="L1">
      <style:paragraph-properties fo:margin-top="0cm" fo:margin-bottom="0.3cm" fo:line-height="10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ort klienta -- dokument tekstowy opisujący proces biznesowy użytkownika i zawierający specyfikację jego wymagań.</text:p>
      <text:p text:style-name="P1"/>
      <text:p text:style-name="P3"><text:span text:style-name="T2">Specyfikacja wymagań użytkownika</text:span><text:span text:style-name="T1">:</text:span></text:p>
      <text:p text:style-name="P4"/>
      <text:list xml:id="list5157972723004608121" text:style-name="L1">
        <text:list-item>
          <text:p text:style-name="P5">dodawanie nowych rowerów do bazy,</text:p>
        </text:list-item>
        <text:list-item>
          <text:p text:style-name="P6">usuwanie rowerów z bazy,</text:p>
        </text:list-item>
        <text:list-item>
          <text:p text:style-name="P6">zmiana stanu technicznego roweru,</text:p>
        </text:list-item>
        <text:list-item>
          <text:p text:style-name="P7">charakterystyka roweru:</text:p>
          <text:list>
            <text:list-item>
              <text:p text:style-name="P8">numer ewidencyjny</text:p>
            </text:list-item>
            <text:list-item>
              <text:p text:style-name="P7">stan techniczny</text:p>
            </text:list-item>
            <text:list-item>
              <text:p text:style-name="P7">stan wypożyczenia</text:p>
            </text:list-item>
          </text:list>
        </text:list-item>
        <text:list-item>
          <text:p text:style-name="P7">wypożyczenie roweru przez klienta:</text:p>
          <text:list>
            <text:list-item>
              <text:p text:style-name="P7">data wypożyczenia,</text:p>
            </text:list-item>
            <text:list-item>
              <text:p text:style-name="P7">data oddania,</text:p>
            </text:list-item>
            <text:list-item>
              <text:p text:style-name="P7">ilość wypożyczonych rowerów,</text:p>
            </text:list-item>
          </text:list>
        </text:list-item>
        <text:list-item>
          <text:p text:style-name="P7">przechowywane dane pracownika:</text:p>
          <text:list>
            <text:list-item>
              <text:p text:style-name="P7">imię,</text:p>
            </text:list-item>
            <text:list-item>
              <text:p text:style-name="P7">nazwisko,</text:p>
            </text:list-item>
            <text:list-item>
              <text:p text:style-name="P7">numer PESEL,</text:p>
            </text:list-item>
            <text:list-item>
              <text:p text:style-name="P7">adres,</text:p>
            </text:list-item>
            <text:list-item>
              <text:p text:style-name="P7">miejscowość,</text:p>
            </text:list-item>
            <text:list-item>
              <text:p text:style-name="P7">telefon,</text:p>
            </text:list-item>
          </text:list>
        </text:list-item>
        <text:list-item>
          <text:p text:style-name="P7">przechowywane dane klienta:</text:p>
          <text:list>
            <text:list-item>
              <text:p text:style-name="P7">imię,</text:p>
            </text:list-item>
            <text:list-item>
              <text:p text:style-name="P7">nazwisko,</text:p>
            </text:list-item>
            <text:list-item>
              <text:p text:style-name="P7">numer PESEL</text:p>
            </text:list-item>
            <text:list-item>
              <text:p text:style-name="P7">adres,</text:p>
            </text:list-item>
            <text:list-item>
              <text:p text:style-name="P7">miejscowość,</text:p>
            </text:list-item>
            <text:list-item>
              <text:p text:style-name="P7">telefon.</text:p>
            </text:list-item>
          </text:list>
        </text:list-item>
        <text:list-item>
          <text:p text:style-name="P6">logowanie do aplikacji przez pracowników oraz klientów,</text:p>
        </text:list-item>
        <text:list-item>
          <text:p text:style-name="P6">wylogowanie z system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DejaVuSans" svg:font-family="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osław Łańcucki</meta:initial-creator>
    <meta:creation-date>2012-03-02T20:11:26.01</meta:creation-date>
    <dc:date>2016-05-31T00:29:02.45</dc:date>
    <meta:editing-duration>PT11H59M18S</meta:editing-duration>
    <meta:editing-cycles>369</meta:editing-cycles>
    <meta:generator>OpenOffice/4.1.2$Win32 OpenOffice.org_project/412m3$Build-9782</meta:generator>
    <meta:document-statistic meta:table-count="0" meta:image-count="0" meta:object-count="0" meta:page-count="1" meta:paragraph-count="29" meta:word-count="106" meta:character-count="676"/>
  </office:meta>
</office:document-meta>
</file>